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b4f1" officeooo:paragraph-rsid="0017b4f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7b4f1" officeooo:paragraph-rsid="0017b4f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61b1" officeooo:paragraph-rsid="001861b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861b1" officeooo:paragraph-rsid="001861b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a8ead" officeooo:paragraph-rsid="001a8ea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bead7" officeooo:paragraph-rsid="001bead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da6e" officeooo:paragraph-rsid="001cda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da6e" officeooo:paragraph-rsid="001d55d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55d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CAS QUE DEBES SABER</text:p>
      <text:p text:style-name="P2"/>
      <text:p text:style-name="P2"/>
      <text:p text:style-name="P2">get + adjetivo = se trasforma en un verbo</text:p>
      <text:p text:style-name="P2"/>
      <text:p text:style-name="P3">Para decir que ha pasado una unidad de tiempo</text:p>
      <text:p text:style-name="P3"><text:tab/><text:tab/><text:span text:style-name="T1"><text:tab/>It’s beeen a &lt;time&gt;</text:span></text:p>
      <text:p text:style-name="P4"><text:tab/><text:tab/><text:tab/>It’s beeen a long time</text:p>
      <text:p text:style-name="P4"><text:tab/><text:tab/><text:tab/>It’s beeen a 2 weks</text:p>
      <text:p text:style-name="P4"/>
      <text:p text:style-name="P4"/>
      <text:p text:style-name="P5">When it comes to… <text:s text:c="2"/>= cuando se trata de </text:p>
      <text:p text:style-name="P5"/>
      <text:p text:style-name="P6">I ace = Yo acerte</text:p>
      <text:p text:style-name="P6"/>
      <text:p text:style-name="P7">I don’t want feel <text:span text:style-name="T2">this</text:span> way = <text:s/>Yo no quiero sentirme de esta <text:span text:style-name="T2">esta</text:span> manera</text:p>
      <text:p text:style-name="P8">I don’t want feel <text:span text:style-name="T3">that</text:span> way = <text:s/>Yo no quiero sentirme de esta <text:span text:style-name="T3">esa</text:span> mane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21:10:22.451195353</meta:creation-date>
    <dc:date>2024-05-29T19:34:28.519386273</dc:date>
    <meta:editing-duration>P4DT21H19M35S</meta:editing-duration>
    <meta:editing-cycles>4</meta:editing-cycles>
    <meta:generator>LibreOffice/24.2.2.2$Linux_X86_64 LibreOffice_project/420$Build-2</meta:generator>
    <meta:document-statistic meta:table-count="0" meta:image-count="0" meta:object-count="0" meta:page-count="1" meta:paragraph-count="10" meta:word-count="80" meta:character-count="374" meta:non-whitespace-character-count="290"/>
  </office:meta>
</office:document-meta>
</file>